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 office:value-type="float" office:value="8351" calcext:value-type="float">
            <text:p>8351</text:p>
          </table:table-cell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164.813019991" calcext:value-type="float">
            <text:p>164,813019991</text:p>
          </table:table-cell>
          <table:table-cell office:value-type="float" office:value="16.7535610199" calcext:value-type="float">
            <text:p>16,75356101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745256807176" calcext:value-type="float">
            <text:p>99,67</text:p>
          </table:table-cell>
          <table:table-cell table:style-name="ce3" table:formula="of:=([.F3]/12597)*100" office:value-type="float" office:value="0.325474319282369" calcext:value-type="float">
            <text:p>0,33</text:p>
          </table:table-cell>
          <table:table-cell office:value-type="float" office:value="8330" calcext:value-type="float">
            <text:p>8330</text:p>
          </table:table-cell>
          <table:table-cell table:style-name="ce4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239.063823938" calcext:value-type="float">
            <text:p>239,063823938</text:p>
          </table:table-cell>
          <table:table-cell office:value-type="float" office:value="16.6901528835" calcext:value-type="float">
            <text:p>16,690152883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586488846551" calcext:value-type="float">
            <text:p>99,66</text:p>
          </table:table-cell>
          <table:table-cell table:style-name="ce3" table:formula="of:=([.F4]/12597)*100" office:value-type="float" office:value="0.341351115344923" calcext:value-type="float">
            <text:p>0,34</text:p>
          </table:table-cell>
          <table:table-cell office:value-type="float" office:value="8400" calcext:value-type="float">
            <text:p>8400</text:p>
          </table:table-cell>
          <table:table-cell table:style-name="ce4" table:formula="of:=[.E20]+[.H20]" office:value-type="float" office:value="12554" calcext:value-type="float">
            <text:p>12554</text:p>
          </table:table-cell>
          <table:table-cell table:formula="of:=12597-[.E4]" office:value-type="float" office:value="43" calcext:value-type="float">
            <text:p>43</text:p>
          </table:table-cell>
          <table:table-cell office:value-type="float" office:value="156.583629131" calcext:value-type="float">
            <text:p>156,583629131</text:p>
          </table:table-cell>
          <table:table-cell office:value-type="float" office:value="16.8443689346" calcext:value-type="float">
            <text:p>16,844368934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665872826864" calcext:value-type="float">
            <text:p>99,67</text:p>
          </table:table-cell>
          <table:table-cell table:style-name="ce3" table:formula="of:=([.F5]/12597)*100" office:value-type="float" office:value="0.333412717313646" calcext:value-type="float">
            <text:p>0,33</text:p>
          </table:table-cell>
          <table:table-cell office:value-type="float" office:value="8375" calcext:value-type="float">
            <text:p>8375</text:p>
          </table:table-cell>
          <table:table-cell table:style-name="ce4" table:formula="of:=[.E21]+[.H21]" office:value-type="float" office:value="12555" calcext:value-type="float">
            <text:p>12555</text:p>
          </table:table-cell>
          <table:table-cell table:formula="of:=12597-[.E5]" office:value-type="float" office:value="42" calcext:value-type="float">
            <text:p>42</text:p>
          </table:table-cell>
          <table:table-cell office:value-type="float" office:value="190.718292952" calcext:value-type="float">
            <text:p>190,718292952</text:p>
          </table:table-cell>
          <table:table-cell office:value-type="float" office:value="16.8006238937" calcext:value-type="float">
            <text:p>16,800623893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745256807176" calcext:value-type="float">
            <text:p>99,67</text:p>
          </table:table-cell>
          <table:table-cell table:style-name="ce3" table:formula="of:=([.F6]/12597)*100" office:value-type="float" office:value="0.325474319282369" calcext:value-type="float">
            <text:p>0,33</text:p>
          </table:table-cell>
          <table:table-cell office:value-type="float" office:value="8199" calcext:value-type="float">
            <text:p>8199</text:p>
          </table:table-cell>
          <table:table-cell table:style-name="ce4" table:formula="of:=[.E22]+[.H22]" office:value-type="float" office:value="12556" calcext:value-type="float">
            <text:p>12556</text:p>
          </table:table-cell>
          <table:table-cell table:formula="of:=12597-[.E6]" office:value-type="float" office:value="41" calcext:value-type="float">
            <text:p>41</text:p>
          </table:table-cell>
          <table:table-cell office:value-type="float" office:value="266.82337904" calcext:value-type="float">
            <text:p>266,82337904</text:p>
          </table:table-cell>
          <table:table-cell office:value-type="float" office:value="16.4481070042" calcext:value-type="float">
            <text:p>16,448107004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14217670874" calcext:value-type="float">
            <text:p>99,71</text:p>
          </table:table-cell>
          <table:table-cell table:style-name="ce3" table:formula="of:=([.F7]/12597)*100" office:value-type="float" office:value="0.285782329125982" calcext:value-type="float">
            <text:p>0,29</text:p>
          </table:table-cell>
          <table:table-cell office:value-type="float" office:value="8276" calcext:value-type="float">
            <text:p>8276</text:p>
          </table:table-cell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238.563544035" calcext:value-type="float">
            <text:p>238,563544035</text:p>
          </table:table-cell>
          <table:table-cell office:value-type="float" office:value="16.6574137211" calcext:value-type="float">
            <text:p>16,657413721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586488846551" calcext:value-type="float">
            <text:p>99,66</text:p>
          </table:table-cell>
          <table:table-cell table:style-name="ce3" table:formula="of:=([.F8]/12597)*100" office:value-type="float" office:value="0.341351115344923" calcext:value-type="float">
            <text:p>0,34</text:p>
          </table:table-cell>
          <table:table-cell office:value-type="float" office:value="8380" calcext:value-type="float">
            <text:p>8380</text:p>
          </table:table-cell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156.424144983" calcext:value-type="float">
            <text:p>156,424144983</text:p>
          </table:table-cell>
          <table:table-cell office:value-type="float" office:value="16.8644399643" calcext:value-type="float">
            <text:p>16,864439964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745256807176" calcext:value-type="float">
            <text:p>99,67</text:p>
          </table:table-cell>
          <table:table-cell table:style-name="ce3" table:formula="of:=([.F9]/12597)*100" office:value-type="float" office:value="0.325474319282369" calcext:value-type="float">
            <text:p>0,33</text:p>
          </table:table-cell>
          <table:table-cell office:value-type="float" office:value="8273" calcext:value-type="float">
            <text:p>8273</text:p>
          </table:table-cell>
          <table:table-cell table:style-name="ce4" table:formula="of:=[.E25]+[.H25]" office:value-type="float" office:value="12556" calcext:value-type="float">
            <text:p>12556</text:p>
          </table:table-cell>
          <table:table-cell table:formula="of:=12597-[.E9]" office:value-type="float" office:value="41" calcext:value-type="float">
            <text:p>41</text:p>
          </table:table-cell>
          <table:table-cell office:value-type="float" office:value="193.855289936" calcext:value-type="float">
            <text:p>193,855289936</text:p>
          </table:table-cell>
          <table:table-cell office:value-type="float" office:value="16.6228830814" calcext:value-type="float">
            <text:p>16,622883081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380328649679" calcext:value-type="float">
            <text:p>99,74</text:p>
          </table:table-cell>
          <table:table-cell table:style-name="ce3" table:formula="of:=([.F10]/12597)*100" office:value-type="float" office:value="0.26196713503215" calcext:value-type="float">
            <text:p>0,26</text:p>
          </table:table-cell>
          <table:table-cell office:value-type="float" office:value="8368" calcext:value-type="float">
            <text:p>8368</text:p>
          </table:table-cell>
          <table:table-cell table:style-name="ce4" table:formula="of:=[.E26]+[.H26]" office:value-type="float" office:value="12564" calcext:value-type="float">
            <text:p>12564</text:p>
          </table:table-cell>
          <table:table-cell table:formula="of:=12597-[.E10]" office:value-type="float" office:value="33" calcext:value-type="float">
            <text:p>33</text:p>
          </table:table-cell>
          <table:table-cell office:value-type="float" office:value="190.858760118" calcext:value-type="float">
            <text:p>190,858760118</text:p>
          </table:table-cell>
          <table:table-cell office:value-type="float" office:value="16.8194508553" calcext:value-type="float">
            <text:p>16,819450855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665872826864" calcext:value-type="float">
            <text:p>99,67</text:p>
          </table:table-cell>
          <table:table-cell table:style-name="ce3" table:formula="of:=([.F11]/12597)*100" office:value-type="float" office:value="0.333412717313646" calcext:value-type="float">
            <text:p>0,33</text:p>
          </table:table-cell>
          <table:table-cell office:value-type="float" office:value="8419" calcext:value-type="float">
            <text:p>8419</text:p>
          </table:table-cell>
          <table:table-cell table:style-name="ce4" table:formula="of:=[.E27]+[.H27]" office:value-type="float" office:value="12555" calcext:value-type="float">
            <text:p>12555</text:p>
          </table:table-cell>
          <table:table-cell table:formula="of:=12597-[.E11]" office:value-type="float" office:value="42" calcext:value-type="float">
            <text:p>42</text:p>
          </table:table-cell>
          <table:table-cell office:value-type="float" office:value="289.463679075" calcext:value-type="float">
            <text:p>289,463679075</text:p>
          </table:table-cell>
          <table:table-cell office:value-type="float" office:value="16.9334039688" calcext:value-type="float">
            <text:p>16,933403968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40517583552" calcext:value-type="float">
            <text:p>99,6840517584</text:p>
          </table:table-cell>
          <table:table-cell table:formula="of:=AVERAGE([.C2:.C11])" office:value-type="float" office:value="0.315948241644836" calcext:value-type="float">
            <text:p>0,3159482416</text:p>
          </table:table-cell>
          <table:table-cell table:formula="of:=SUM([.D2:.D11])/10" office:value-type="float" office:value="8337.1" calcext:value-type="float">
            <text:p>8337,1</text:p>
          </table:table-cell>
          <table:table-cell table:formula="of:=AVERAGE([.E2:.E11])" office:value-type="float" office:value="12557.2" calcext:value-type="float">
            <text:p>12557,2</text:p>
          </table:table-cell>
          <table:table-cell table:formula="of:=AVERAGE([.F2:.F11])" office:value-type="float" office:value="39.8" calcext:value-type="float">
            <text:p>39,8</text:p>
          </table:table-cell>
          <table:table-cell table:formula="of:=SUM([.G2:.G11])/10" office:value-type="float" office:value="208.7167563199" calcext:value-type="float">
            <text:p>208,7167563199</text:p>
          </table:table-cell>
          <table:table-cell table:formula="of:=SUM([.H2:.H11])/10" office:value-type="float" office:value="16.74344053268" calcext:value-type="float">
            <text:p>16,743440532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832182265619" calcext:value-type="float">
            <text:p>0,661832182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4" calcext:value-type="float">
            <text:p>5843,4</text:p>
          </table:table-cell>
          <table:table-cell table:formula="of:=AVERAGE([.G18:.G27])" office:value-type="float" office:value="19.3" calcext:value-type="float">
            <text:p>19,3</text:p>
          </table:table-cell>
          <table:table-cell/>
          <table:table-cell office:value-type="float" office:value="5894" calcext:value-type="float">
            <text:p>589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12597-SUM([.E18:.G18])" office:value-type="float" office:value="6667" calcext:value-type="float">
            <text:p>666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5" calcext:value-type="float">
            <text:p>20,5</text:p>
          </table:table-cell>
          <table:table-cell table:formula="of:=AVERAGE([.H18:.H27])" office:value-type="float" office:value="6713.8" calcext:value-type="float">
            <text:p>6713,8</text:p>
          </table:table-cell>
          <table:table-cell/>
          <table:table-cell office:value-type="float" office:value="5872" calcext:value-type="float">
            <text:p>587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12597-SUM([.E19:.G19])" office:value-type="float" office:value="6684" calcext:value-type="float">
            <text:p>668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2" calcext:value-type="float">
            <text:p>582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12597-SUM([.E20:.G20])" office:value-type="float" office:value="6732" calcext:value-type="float">
            <text:p>673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4" calcext:value-type="float">
            <text:p>5843,4</text:p>
          </table:table-cell>
          <table:table-cell table:number-columns-repeated="2"/>
          <table:table-cell office:value-type="float" office:value="5758" calcext:value-type="float">
            <text:p>575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12597-SUM([.E21:.G21])" office:value-type="float" office:value="6797" calcext:value-type="float">
            <text:p>67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5" calcext:value-type="float">
            <text:p>20,5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678" calcext:value-type="float">
            <text:p>667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3" calcext:value-type="float">
            <text:p>19,3</text:p>
          </table:table-cell>
          <table:table-cell table:number-columns-repeated="2"/>
          <table:table-cell office:value-type="float" office:value="5829" calcext:value-type="float">
            <text:p>582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12597-SUM([.E23:.G23])" office:value-type="float" office:value="6732" calcext:value-type="float">
            <text:p>673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8" calcext:value-type="float">
            <text:p>6713,8</text:p>
          </table:table-cell>
          <table:table-cell table:number-columns-repeated="2"/>
          <table:table-cell office:value-type="float" office:value="5871" calcext:value-type="float">
            <text:p>587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12597-SUM([.E24:.G24])" office:value-type="float" office:value="6683" calcext:value-type="float">
            <text:p>668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12597-SUM([.E25:.G25])" office:value-type="float" office:value="6714" calcext:value-type="float">
            <text:p>671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1" calcext:value-type="float">
            <text:p>586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12597-SUM([.E26:.G26])" office:value-type="float" office:value="6703" calcext:value-type="float">
            <text:p>670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12597-SUM([.E27:.G27])" office:value-type="float" office:value="6748" calcext:value-type="float">
            <text:p>674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40517583552" calcext:value-type="float">
            <text:p>0,9968405176</text:p>
          </table:table-cell>
          <table:table-cell table:number-columns-repeated="2"/>
          <table:table-cell table:formula="of:=SUM([.E18:.E27])/10" office:value-type="float" office:value="5843.4" calcext:value-type="float">
            <text:p>5843,4</text:p>
          </table:table-cell>
          <table:table-cell table:formula="of:=SUM([.F18:.F27])/10" office:value-type="float" office:value="20.5" calcext:value-type="float">
            <text:p>20,5</text:p>
          </table:table-cell>
          <table:table-cell table:formula="of:=SUM([.G18:.G27])/10" office:value-type="float" office:value="19.3" calcext:value-type="float">
            <text:p>19,3</text:p>
          </table:table-cell>
          <table:table-cell table:formula="of:=SUM([.H18:.H27])/10" office:value-type="float" office:value="6713.8" calcext:value-type="float">
            <text:p>6713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5948241644836" calcext:value-type="float">
            <text:p>0,0031594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08001432787" calcext:value-type="float">
            <text:p>0,996708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55882571314" calcext:value-type="float">
            <text:p>0,99695588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33:27.1118954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5S</meta:editing-duration>
    <meta:editing-cycles>6</meta:editing-cycles>
    <meta:generator>LibreOffice/5.1.6.2$Linux_X86_64 LibreOffice_project/10m0$Build-2</meta:generator>
    <dc:date>2018-01-20T13:34:35.134754016</dc:date>
    <meta:document-statistic meta:table-count="1" meta:cell-count="177" meta:object-count="0"/>
  </office:meta>
</office:document-meta>
</file>